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italic" style:text-underline-style="solid" style:text-underline-width="auto" style:text-underline-color="font-color" officeooo:rsid="0016ec68" officeooo:paragraph-rsid="0016ec68" style:font-style-asian="italic" style:font-style-complex="italic"/>
    </style:style>
    <style:style style:name="P2" style:family="paragraph" style:parent-style-name="Heading_20_2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officeooo:rsid="0016ec68" officeooo:paragraph-rsid="0016ec68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6ec68" officeooo:paragraph-rsid="0016ec68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 style:list-style-name="L2"/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ssignment 2a</text:h>
      <text:p text:style-name="P5"/>
      <text:p text:style-name="P6">Github</text:p>
      <text:h text:style-name="P2" text:outline-level="2">🔹 Repository Setup &amp; Configuration</text:h>
      <text:list xml:id="list2700625373" text:style-name="L1">
        <text:list-item>
          <text:p text:style-name="P4"><text:span text:style-name="Strong_20_Emphasis"><text:span text:style-name="Source_20_Text"><text:span text:style-name="T2">git init</text:span></text:span></text:span><text:span text:style-name="T2"><text:line-break/>Initializes a new Git repository in the current directory.</text:span></text:p>
        </text:list-item>
        <text:list-item>
          <text:p text:style-name="P4"><text:span text:style-name="Strong_20_Emphasis"><text:span text:style-name="Source_20_Text"><text:span text:style-name="T2">git clone &lt;repository-url&gt;</text:span></text:span></text:span><text:span text:style-name="T2"><text:line-break/>Creates a copy of an existing remote repository on your local machine.</text:span></text:p>
        </text:list-item>
        <text:list-item>
          <text:p text:style-name="P4"><text:span text:style-name="Strong_20_Emphasis"><text:span text:style-name="Source_20_Text"><text:span text:style-name="T2">git config --global user.name "Your Name"</text:span></text:span></text:span><text:span text:style-name="T2"><text:line-break/>Sets your Git username globally.</text:span></text:p>
        </text:list-item>
        <text:list-item>
          <text:p text:style-name="P4"><text:span text:style-name="Strong_20_Emphasis"><text:span text:style-name="Source_20_Text"><text:span text:style-name="T2">git config --global user.email "your@email.com"</text:span></text:span></text:span><text:span text:style-name="T2"><text:line-break/>Sets your Git email globally.</text:span></text:p>
        </text:list-item>
        <text:list-item>
          <text:p text:style-name="P4"><text:span text:style-name="Strong_20_Emphasis"><text:span text:style-name="Source_20_Text"><text:span text:style-name="T2">git config --list</text:span></text:span></text:span><text:span text:style-name="T2"><text:line-break/>Displays current Git configuration settings.</text:span></text:p>
        </text:list-item>
      </text:list>
      <text:h text:style-name="Heading_20_2" text:outline-level="2"><text:span text:style-name="T2">🔹 Basic Workflow Commands</text:span></text:h>
      <text:list xml:id="list283269474" text:style-name="L2">
        <text:list-item>
          <text:p text:style-name="P7"><text:span text:style-name="Strong_20_Emphasis"><text:span text:style-name="Source_20_Text"><text:span text:style-name="T2">git status</text:span></text:span></text:span><text:span text:style-name="T2"><text:line-break/>Shows the current state of the working directory and staging area.</text:span></text:p>
        </text:list-item>
        <text:list-item>
          <text:p text:style-name="P7"><text:span text:style-name="Strong_20_Emphasis"><text:span text:style-name="Source_20_Text"><text:span text:style-name="T2">git add &lt;file&gt;</text:span></text:span></text:span><text:span text:style-name="T2"><text:line-break/>Adds a specific file to the staging area.</text:span></text:p>
        </text:list-item>
        <text:list-item>
          <text:p text:style-name="P7"><text:span text:style-name="Strong_20_Emphasis"><text:span text:style-name="Source_20_Text"><text:span text:style-name="T2">git add .</text:span></text:span></text:span><text:span text:style-name="T2"><text:line-break/>Adds all modified and new files to the staging area.</text:span></text:p>
        </text:list-item>
        <text:list-item>
          <text:p text:style-name="P7"><text:span text:style-name="Strong_20_Emphasis"><text:span text:style-name="Source_20_Text"><text:span text:style-name="T2">git commit -m "message"</text:span></text:span></text:span><text:span text:style-name="T2"><text:line-break/>Saves staged changes with a descriptive message.</text:span></text:p>
        </text:list-item>
        <text:list-item>
          <text:p text:style-name="P7"><text:span text:style-name="Strong_20_Emphasis"><text:span text:style-name="Source_20_Text"><text:span text:style-name="T2">git commit -am "message"</text:span></text:span></text:span><text:span text:style-name="T2"><text:line-break/>Stages modified files and commits them (does not include new files).</text:span></text:p>
        </text:list-item>
        <text:list-item>
          <text:p text:style-name="P7"><text:span text:style-name="Strong_20_Emphasis"><text:span text:style-name="Source_20_Text"><text:span text:style-name="T2">git log</text:span></text:span></text:span><text:span text:style-name="T2"><text:line-break/>Displays commit history.</text:span></text:p>
        </text:list-item>
        <text:list-item>
          <text:p text:style-name="P7"><text:span text:style-name="Strong_20_Emphasis"><text:span text:style-name="Source_20_Text"><text:span text:style-name="T2">git log --oneline</text:span></text:span></text:span><text:span text:style-name="T2"><text:line-break/>Shows a compact version of commit history.</text:span></text:p>
        </text:list-item>
        <text:list-item>
          <text:p text:style-name="P7"><text:span text:style-name="Strong_20_Emphasis"><text:span text:style-name="Source_20_Text"><text:span text:style-name="T2">git diff</text:span></text:span></text:span><text:span text:style-name="T2"><text:line-break/>Shows changes between working directory and staging area.</text:span></text:p>
        </text:list-item>
        <text:list-item>
          <text:p text:style-name="P7"><text:span text:style-name="Strong_20_Emphasis"><text:span text:style-name="Source_20_Text"><text:span text:style-name="T2">git diff --staged</text:span></text:span></text:span><text:span text:style-name="T2"><text:line-break/>Shows changes between staging area and last commit.</text:span></text:p>
        </text:list-item>
      </text:list>
      <text:p text:style-name="Text_20_body"><text:span text:style-name="T2"/></text:p>
      <text:h text:style-name="P2" text:outline-level="2"><text:soft-page-break/>Branching &amp; Merging</text:h>
      <text:list xml:id="list2064227349" text:style-name="L3">
        <text:list-item>
          <text:p text:style-name="P9"><text:span text:style-name="Strong_20_Emphasis"><text:span text:style-name="Source_20_Text"><text:span text:style-name="T2">git branch</text:span></text:span></text:span><text:span text:style-name="T2"><text:line-break/>Lists all local branches.</text:span></text:p>
        </text:list-item>
        <text:list-item>
          <text:p text:style-name="P9"><text:span text:style-name="Strong_20_Emphasis"><text:span text:style-name="Source_20_Text"><text:span text:style-name="T2">git branch &lt;branch-name&gt;</text:span></text:span></text:span><text:span text:style-name="T2"><text:line-break/>Creates a new branch.</text:span></text:p>
        </text:list-item>
        <text:list-item>
          <text:p text:style-name="P9"><text:span text:style-name="Strong_20_Emphasis"><text:span text:style-name="Source_20_Text"><text:span text:style-name="T2">git checkout &lt;branch-name&gt;</text:span></text:span></text:span><text:span text:style-name="T2"><text:line-break/>Switches to another branch.</text:span></text:p>
        </text:list-item>
        <text:list-item>
          <text:p text:style-name="P9"><text:span text:style-name="Strong_20_Emphasis"><text:span text:style-name="Source_20_Text"><text:span text:style-name="T2">git checkout -b &lt;branch-name&gt;</text:span></text:span></text:span><text:span text:style-name="T2"><text:line-break/>Creates and switches to a new branch.</text:span></text:p>
        </text:list-item>
        <text:list-item>
          <text:p text:style-name="P9"><text:span text:style-name="Strong_20_Emphasis"><text:span text:style-name="Source_20_Text"><text:span text:style-name="T2">git switch &lt;branch-name&gt;</text:span></text:span></text:span><text:span text:style-name="T2"><text:line-break/>Switches branches (newer alternative to checkout).</text:span></text:p>
        </text:list-item>
        <text:list-item>
          <text:p text:style-name="P9"><text:span text:style-name="Strong_20_Emphasis"><text:span text:style-name="Source_20_Text"><text:span text:style-name="T2">git merge &lt;branch-name&gt;</text:span></text:span></text:span><text:span text:style-name="T2"><text:line-break/>Merges the specified branch into the current branch.</text:span></text:p>
        </text:list-item>
        <text:list-item>
          <text:p text:style-name="P9"><text:span text:style-name="Strong_20_Emphasis"><text:span text:style-name="Source_20_Text"><text:span text:style-name="T2">git branch -d &lt;branch-name&gt;</text:span></text:span></text:span><text:span text:style-name="T2"><text:line-break/>Deletes a branch.</text:span></text:p>
        </text:list-item>
      </text:list>
      <text:h text:style-name="P2" text:outline-level="2">🔹 Remote Repository Commands</text:h>
      <text:list xml:id="list1882170062" text:style-name="L4">
        <text:list-item>
          <text:p text:style-name="P10"><text:span text:style-name="Strong_20_Emphasis"><text:span text:style-name="Source_20_Text"><text:span text:style-name="T2">git remote -v</text:span></text:span></text:span><text:span text:style-name="T2"><text:line-break/>Shows remote repositories.</text:span></text:p>
        </text:list-item>
        <text:list-item>
          <text:p text:style-name="P10"><text:span text:style-name="Strong_20_Emphasis"><text:span text:style-name="Source_20_Text"><text:span text:style-name="T2">git remote add origin &lt;url&gt;</text:span></text:span></text:span><text:span text:style-name="T2"><text:line-break/>Adds a new remote repository.</text:span></text:p>
        </text:list-item>
        <text:list-item>
          <text:p text:style-name="P10"><text:span text:style-name="Strong_20_Emphasis"><text:span text:style-name="Source_20_Text"><text:span text:style-name="T2">git push origin &lt;branch-name&gt;</text:span></text:span></text:span><text:span text:style-name="T2"><text:line-break/>Pushes commits to the remote repository.</text:span></text:p>
        </text:list-item>
        <text:list-item>
          <text:p text:style-name="P10"><text:span text:style-name="Strong_20_Emphasis"><text:span text:style-name="Source_20_Text"><text:span text:style-name="T2">git pull origin &lt;branch-name&gt;</text:span></text:span></text:span><text:span text:style-name="T2"><text:line-break/>Fetches and merges changes from remote.</text:span></text:p>
        </text:list-item>
        <text:list-item>
          <text:p text:style-name="P10"><text:span text:style-name="Strong_20_Emphasis"><text:span text:style-name="Source_20_Text"><text:span text:style-name="T2">git fetch</text:span></text:span></text:span><text:span text:style-name="T2"><text:line-break/>Downloads changes from remote without merging.</text:span></text:p>
        </text:list-item>
      </text:list>
      <text:h text:style-name="P2" text:outline-level="2">🔹 Undoing Changes</text:h>
      <text:list xml:id="list3587358179" text:style-name="L5">
        <text:list-item>
          <text:p text:style-name="P11"><text:span text:style-name="Strong_20_Emphasis"><text:span text:style-name="Source_20_Text"><text:span text:style-name="T2">git restore &lt;file&gt;</text:span></text:span></text:span><text:span text:style-name="T2"><text:line-break/>Discards changes in working directory.</text:span></text:p>
        </text:list-item>
        <text:list-item>
          <text:p text:style-name="P11"><text:span text:style-name="Strong_20_Emphasis"><text:span text:style-name="Source_20_Text"><text:span text:style-name="T2">git restore --staged &lt;file&gt;</text:span></text:span></text:span><text:span text:style-name="T2"><text:line-break/>Unstages a file.</text:span></text:p>
        </text:list-item>
        <text:list-item>
          <text:p text:style-name="P11"><text:span text:style-name="Strong_20_Emphasis"><text:span text:style-name="Source_20_Text"><text:span text:style-name="T2">git reset &lt;file&gt;</text:span></text:span></text:span><text:span text:style-name="T2"><text:line-break/>Removes file from staging area.</text:span></text:p>
        </text:list-item>
        <text:list-item>
          <text:p text:style-name="P11"><text:span text:style-name="Strong_20_Emphasis"><text:span text:style-name="Source_20_Text"><text:span text:style-name="T2">git reset --hard</text:span></text:span></text:span><text:span text:style-name="T2"><text:line-break/>Resets working directory and staging area to last commit (deletes changes).</text:span></text:p>
        </text:list-item>
        <text:list-item>
          <text:p text:style-name="P11"><text:soft-page-break/><text:span text:style-name="Strong_20_Emphasis"><text:span text:style-name="Source_20_Text"><text:span text:style-name="T2">git revert &lt;commit&gt;</text:span></text:span></text:span><text:span text:style-name="T2"><text:line-break/>Creates a new commit that undoes a specific commit.</text:span></text:p>
        </text:list-item>
      </text:list>
      <text:h text:style-name="P2" text:outline-level="2">🔹 Stashing</text:h>
      <text:list xml:id="list1088367893" text:style-name="L6">
        <text:list-item>
          <text:p text:style-name="P12"><text:span text:style-name="Strong_20_Emphasis"><text:span text:style-name="Source_20_Text"><text:span text:style-name="T2">git stash</text:span></text:span></text:span><text:span text:style-name="T2"><text:line-break/>Temporarily saves uncommitted changes.</text:span></text:p>
        </text:list-item>
        <text:list-item>
          <text:p text:style-name="P12"><text:span text:style-name="Strong_20_Emphasis"><text:span text:style-name="Source_20_Text"><text:span text:style-name="T2">git stash pop</text:span></text:span></text:span><text:span text:style-name="T2"><text:line-break/>Restores the most recent stash and removes it from stash list.</text:span></text:p>
        </text:list-item>
        <text:list-item>
          <text:p text:style-name="P12"><text:span text:style-name="Strong_20_Emphasis"><text:span text:style-name="Source_20_Text"><text:span text:style-name="T2">git stash list</text:span></text:span></text:span><text:span text:style-name="T2"><text:line-break/>Lists all stashed changes.</text:span></text:p>
        </text:list-item>
      </text:list>
      <text:h text:style-name="P2" text:outline-level="2">🔹 Tagging</text:h>
      <text:list xml:id="list2353630750" text:style-name="L7">
        <text:list-item>
          <text:p text:style-name="P13"><text:span text:style-name="Strong_20_Emphasis"><text:span text:style-name="Source_20_Text"><text:span text:style-name="T2">git tag</text:span></text:span></text:span><text:span text:style-name="T2"><text:line-break/>Lists all tags.</text:span></text:p>
        </text:list-item>
        <text:list-item>
          <text:p text:style-name="P13"><text:span text:style-name="Strong_20_Emphasis"><text:span text:style-name="Source_20_Text"><text:span text:style-name="T2">git tag &lt;tag-name&gt;</text:span></text:span></text:span><text:span text:style-name="T2"><text:line-break/>Creates a new lightweight tag.</text:span></text:p>
        </text:list-item>
        <text:list-item>
          <text:p text:style-name="P13"><text:span text:style-name="Strong_20_Emphasis"><text:span text:style-name="Source_20_Text"><text:span text:style-name="T2">git tag -a &lt;tag-name&gt; -m "message"</text:span></text:span></text:span><text:span text:style-name="T2"><text:line-break/>Creates an annotated tag.</text:span></text:p>
        </text:list-item>
        <text:list-item>
          <text:p text:style-name="P13"><text:span text:style-name="Strong_20_Emphasis"><text:span text:style-name="Source_20_Text"><text:span text:style-name="T2">git push origin &lt;tag-name&gt;</text:span></text:span></text:span><text:span text:style-name="T2"><text:line-break/>Pushes a tag to remote.</text:span></text:p>
        </text:list-item>
      </text:list>
      <text:h text:style-name="P2" text:outline-level="2">🔹 Advanced &amp; Useful Commands</text:h>
      <text:list xml:id="list3450648220" text:style-name="L8">
        <text:list-item>
          <text:p text:style-name="P14"><text:span text:style-name="Strong_20_Emphasis"><text:span text:style-name="Source_20_Text"><text:span text:style-name="T2">git rebase &lt;branch&gt;</text:span></text:span></text:span><text:span text:style-name="T2"><text:line-break/>Reapplies commits on top of another base branch.</text:span></text:p>
        </text:list-item>
        <text:list-item>
          <text:p text:style-name="P14"><text:span text:style-name="Strong_20_Emphasis"><text:span text:style-name="Source_20_Text"><text:span text:style-name="T2">git cherry-pick &lt;commit&gt;</text:span></text:span></text:span><text:span text:style-name="T2"><text:line-break/>Applies a specific commit to the current branch.</text:span></text:p>
        </text:list-item>
        <text:list-item>
          <text:p text:style-name="P14"><text:span text:style-name="Strong_20_Emphasis"><text:span text:style-name="Source_20_Text"><text:span text:style-name="T2">git blame &lt;file&gt;</text:span></text:span></text:span><text:span text:style-name="T2"><text:line-break/>Shows who modified each line of a file.</text:span></text:p>
        </text:list-item>
        <text:list-item>
          <text:p text:style-name="P14"><text:span text:style-name="Strong_20_Emphasis"><text:span text:style-name="Source_20_Text"><text:span text:style-name="T2">git show &lt;commit&gt;</text:span></text:span></text:span><text:span text:style-name="T2"><text:line-break/>Displays detailed information about a commit.</text:span></text:p>
        </text:list-item>
        <text:list-item>
          <text:p text:style-name="P14"><text:span text:style-name="Strong_20_Emphasis"><text:span text:style-name="Source_20_Text"><text:span text:style-name="T2">git reflog</text:span></text:span></text:span><text:span text:style-name="T2"><text:line-break/>Shows history of branch references (useful for recovering lost commits).</text:span></text:p>
        </text:list-item>
      </text:list>
      <text:p text:style-name="Text_20_body"><text:span text:style-name="T2"/></text:p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09:37:59.592629507</meta:creation-date>
    <dc:date>2026-02-13T09:45:06.883390618</dc:date>
    <meta:editing-duration>PT7M9S</meta:editing-duration>
    <meta:editing-cycles>1</meta:editing-cycles>
    <meta:document-statistic meta:table-count="0" meta:image-count="0" meta:object-count="0" meta:page-count="3" meta:paragraph-count="53" meta:word-count="499" meta:character-count="2889" meta:non-whitespace-character-count="2493"/>
    <meta:generator>LibreOffice/7.3.7.2$Linux_X86_64 LibreOffice_project/30$Build-2</meta:generator>
  </office:meta>
</office:document-meta>
</file>